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omputer Programming Manual (CPM)</text:p>
      <text:p text:style-name="Author">Development Team</text:p>
      <text:p text:style-name="Date">2024-06-26</text:p>
      <text:h text:style-name="Heading_20_1" text:outline-level="1"><text:bookmark-start text:name="computer-programming-manual-cpm"/>Computer Programming Manual (CPM)<text:bookmark-end text:name="computer-programming-manual-cpm"/></text:h>
      <text:h text:style-name="Heading_20_2" text:outline-level="2"><text:bookmark-start text:name="scope"/>1. Scope<text:bookmark-end text:name="scope"/></text:h>
      <text:h text:style-name="Heading_20_3" text:outline-level="3"><text:bookmark-start text:name="identification"/>1.1 Identification<text:bookmark-end text:name="identification"/></text:h>
      <text:p text:style-name="First_20_paragraph"><text:span text:style-name="T1">CPM-001: Manual Identification</text:span> - The manual <text:span text:style-name="T1">shall</text:span> be identified by the following information: - <text:span text:style-name="T1">Manual Name</text:span>: [Manual Name] - <text:span text:style-name="T1">Manual Identifier</text:span>: [CPM-001] - <text:span text:style-name="T1">Version</text:span>: 1.0 - <text:span text:style-name="T1">Classification</text:span>: [Unclassified/Classified Level]</text:p>
      <text:h text:style-name="Heading_20_3" text:outline-level="3"><text:bookmark-start text:name="manual-overview"/>1.2 Manual Overview<text:bookmark-end text:name="manual-overview"/></text:h>
      <text:p text:style-name="First_20_paragraph"><text:span text:style-name="T1">CPM-002: Manual Purpose</text:span> - The manual <text:span text:style-name="T1">shall</text:span> provide programming guidelines and standards - The manual <text:span text:style-name="T1">shall</text:span> describe coding conventions and practices - The manual <text:span text:style-name="T1">shall</text:span> cover development tools and environments</text:p>
      <text:h text:style-name="Heading_20_2" text:outline-level="2"><text:bookmark-start text:name="referenced-documents"/>2. Referenced Documents<text:bookmark-end text:name="referenced-documents"/></text:h>
      <text:p text:style-name="First_20_paragraph"><text:span text:style-name="T1">CPM-003: Referenced Standards</text:span> - MIL-STD-498: Software Development and Documentation - [Other applicable standards]</text:p>
      <text:h text:style-name="Heading_20_2" text:outline-level="2"><text:bookmark-start text:name="programming-standards"/>3. Programming Standards<text:bookmark-end text:name="programming-standards"/></text:h>
      <text:h text:style-name="Heading_20_3" text:outline-level="3"><text:bookmark-start text:name="coding-conventions"/>3.1 Coding Conventions<text:bookmark-end text:name="coding-conventions"/></text:h>
      <text:p text:style-name="First_20_paragraph"><text:span text:style-name="T1">CPM-004: Code Style</text:span> - The manual <text:span text:style-name="T1">shall</text:span> define naming conventions - The manual <text:span text:style-name="T1">shall</text:span> specify code formatting rules - The manual <text:span text:style-name="T1">shall</text:span> describe comment standards</text:p>
      <text:h text:style-name="Heading_20_3" text:outline-level="3"><text:bookmark-start text:name="programming-practices"/>3.2 Programming Practices<text:bookmark-end text:name="programming-practices"/></text:h>
      <text:p text:style-name="First_20_paragraph"><text:span text:style-name="T1">CPM-005: Best Practices</text:span> - The manual <text:span text:style-name="T1">shall</text:span> describe secure coding practices - The manual <text:span text:style-name="T1">shall</text:span> include error handling guidelines - The manual <text:span text:style-name="T1">shall</text:span> provide performance optimization tips</text:p>
      <text:h text:style-name="Heading_20_2" text:outline-level="2"><text:bookmark-start text:name="development-environment"/>4. Development Environment<text:bookmark-end text:name="development-environment"/></text:h>
      <text:p text:style-name="First_20_paragraph"><text:span text:style-name="T1">CPM-006: Tools and Environment</text:span> - The manual <text:span text:style-name="T1">shall</text:span> describe required development tools - The manual <text:span text:style-name="T1">shall</text:span> specify IDE configuration - The manual <text:span text:style-name="T1">shall</text:span> include build system setup</text:p>
      <text:h text:style-name="Heading_20_2" text:outline-level="2"><text:bookmark-start text:name="testing-guidelines"/>5. Testing Guidelines<text:bookmark-end text:name="testing-guidelines"/></text:h>
      <text:p text:style-name="First_20_paragraph"><text:span text:style-name="T1">CPM-007: Testing Standards</text:span> - The manual <text:span text:style-name="T1">shall</text:span> describe unit testing requirements - The manual <text:span text:style-name="T1">shall</text:span> include integration testing procedures - The manual <text:span text:style-name="T1">shall</text:span> provide code review guidelines</text:p>
      <text:h text:style-name="Heading_20_2" text:outline-level="2"><text:bookmark-start text:name="notes"/>6. Notes<text:bookmark-end text:name="notes"/></text:h>
      <text:list text:style-name="L1">
        <text:list-item>
          <text:p text:style-name="P1"><text:span text:style-name="T1">CPM</text:span>: Computer Programming Manual</text:p>
        </text:list-item>
        <text:list-item>
          <text:p text:style-name="P1"><text:span text:style-name="T1">IDE</text:span>: Integrated Development Environm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Computer Programming Manual (CPM)</dc:title>
    <dc:description/>
    <dc:subject/>
    <meta:keyword/>
    <meta:initial-creator>Development Team</meta:initial-creator>
    <dc:creator>Development Team</dc:creator>
    <meta:creation-date>2025-06-27T03:46:28Z</meta:creation-date>
    <dc:date>2025-06-27T03:46:28Z</dc:date>
    <meta:user-defined meta:name="date" meta:value-type="string">2024-06-26</meta:user-defined>
    <meta:user-defined meta:name="document_type" meta:value-type="string">Computer Programming Manual</meta:user-defined>
    <meta:user-defined meta:name="standard" meta:value-type="string">MIL-STD-498</meta:user-defined>
    <meta:user-defined meta:name="status" meta:value-type="string">Draft</meta:user-defined>
    <meta:user-defined meta:name="version" meta:value-type="string">1.0</meta:user-defined>
  </office:meta>
</office:document-meta>
</file>